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Roman" svg:font-family="Times-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61in"/>
    </style:style>
    <style:style style:name="co2" style:family="table-column">
      <style:table-column-properties fo:break-before="auto" style:column-width="1.4811in"/>
    </style:style>
    <style:style style:name="co3" style:family="table-column">
      <style:table-column-properties fo:break-before="auto" style:column-width="1.4429in"/>
    </style:style>
    <style:style style:name="co4" style:family="table-column">
      <style:table-column-properties fo:break-before="auto" style:column-width="0.9in"/>
    </style:style>
    <style:style style:name="co5" style:family="table-column">
      <style:table-column-properties fo:break-before="auto" style:column-width="3.5063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0.889in"/>
    </style:style>
    <style:style style:name="co13" style:family="table-column">
      <style:table-column-properties fo:break-before="auto" style:column-width="1.311in"/>
    </style:style>
    <style:style style:name="co14" style:family="table-column">
      <style:table-column-properties fo:break-before="auto" style:column-width="2.1445in"/>
    </style:style>
    <style:style style:name="co15" style:family="table-column">
      <style:table-column-properties fo:break-before="auto" style:column-width="2.298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0">
      <style:table-cell-properties fo:padding-bottom="0.0138in" fo:padding-left="0.0693in" fo:padding-right="0.0693in" fo:padding-top="0.0138in"/>
    </style:style>
    <style:style style:name="ce5" style:family="table-cell" style:parent-style-name="Default" style:data-style-name="N37">
      <style:table-cell-properties fo:padding-bottom="0.0138in" fo:padding-left="0.0693in" fo:padding-right="0.0693in" fo:padding-top="0.0138in"/>
    </style:style>
    <style:style style:name="ce17" style:family="table-cell" style:parent-style-name="Default" style:data-style-name="N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0">
      <style:table-cell-properties fo:padding-bottom="0.0138in" fo:padding-left="0.0693in" fo:padding-right="0.0693in" fo:padding-top="0.0138in"/>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asian="zh" style:country-asian="CN"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font-relief="none"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101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5" calcext:value-type="float">
            <text:p>105</text:p>
          </table:table-cell>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6" calcext:value-type="float">
            <text:p>106</text:p>
          </table:table-cell>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7" calcext:value-type="float">
            <text:p>107</text:p>
          </table:table-cell>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8" calcext:value-type="float">
            <text:p>108</text:p>
          </table:table-cell>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office:value-type="float" office:value="110" calcext:value-type="float">
            <text:p>110</text:p>
          </table:table-cell>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text:p>
          </table:table-cell>
          <table:table-cell office:value-type="string" calcext:value-type="string">
            <text:p>November 1</text:p>
          </table:table-cell>
          <table:table-cell/>
          <table:table-cell table:style-name="ce5" table:formula="of:=DATE([.H$1];11;1)" office:value-type="date" office:date-value="2021-11-01" calcext:value-type="date">
            <text:p>11/01/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1">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1">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1">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1">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1">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2"/>
        </table:table-row>
        <table:table-row table:style-name="ro1">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1">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1">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1">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1">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1">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1">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1">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2">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1">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1">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1">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1">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1">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1">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1">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1">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1">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number-columns-repeated="1017"/>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number-columns-repeated="1017"/>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number-columns-repeated="1017"/>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number-columns-repeated="1017"/>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number-columns-repeated="1017"/>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number-columns-repeated="1017"/>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number-columns-repeated="1017"/>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number-columns-repeated="1017"/>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number-columns-repeated="1017"/>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number-columns-repeated="1017"/>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number-columns-repeated="1017"/>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number-columns-repeated="1017"/>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number-columns-repeated="1017"/>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number-columns-repeated="1017"/>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number-columns-repeated="1017"/>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number-columns-repeated="1017"/>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number-columns-repeated="1017"/>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number-columns-repeated="1017"/>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number-columns-repeated="1017"/>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number-columns-repeated="1017"/>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number-columns-repeated="1017"/>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number-columns-repeated="1017"/>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table:table-cell table:number-columns-repeated="1016"/>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1">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number-columns-repeated="3"/>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liturgyofpalms</text:p>
          </table:table-cell>
          <table:table-cell table:number-columns-repeated="2"/>
          <table:table-cell office:value-type="string" calcext:value-type="string">
            <text:p>Liturgy of the Palms</text:p>
          </table:table-cell>
          <table:table-cell table:number-columns-repeated="4"/>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office:forms form:automatic-focus="false" form:apply-design-mode="false"/>
        <table:table-column table:style-name="co12" table:number-columns-repeated="2" table:default-cell-style-name="Default"/>
        <table:table-row table:style-name="ro2">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2">
          <table:table-cell office:value-type="string" calcext:value-type="string">
            <text:p>301-399</text:p>
          </table:table-cell>
          <table:table-cell office:value-type="string" calcext:value-type="string">
            <text:p>Holy Days</text:p>
          </table:table-cell>
        </table:table-row>
        <table:table-row table:style-name="ro2">
          <table:table-cell office:value-type="string" calcext:value-type="string">
            <text:p>401-499</text:p>
          </table:table-cell>
          <table:table-cell office:value-type="string" calcext:value-type="string">
            <text:p>Days of Special Devotion</text:p>
          </table:table-cell>
        </table:table-row>
        <table:table-row table:style-name="ro2">
          <table:table-cell office:value-type="string" calcext:value-type="string">
            <text:p>501-599</text:p>
          </table:table-cell>
          <table:table-cell office:value-type="string" calcext:value-type="string">
            <text:p>Days of Optional Observance</text:p>
          </table:table-cell>
        </table:table-row>
        <table:table-row table:style-name="ro2">
          <table:table-cell office:value-type="string" calcext:value-type="string">
            <text:p>601-699</text:p>
          </table:table-cell>
          <table:table-cell office:value-type="string" calcext:value-type="string">
            <text:p>Commemorations Listed in Calendar</text:p>
          </table:table-cell>
        </table:table-row>
        <table:table-row table:style-name="ro2" table:number-rows-repeated="4">
          <table:table-cell table:number-columns-repeated="2"/>
        </table:table-row>
        <table:table-row table:style-name="ro2">
          <table:table-cell office:value-type="string" calcext:value-type="string">
            <text:p>Re: Titles of Sundays &amp; Days</text:p>
          </table:table-cell>
          <table:table-cell/>
        </table:table-row>
        <table:table-row table:style-name="ro2">
          <table:table-cell office:value-type="string" calcext:value-type="string">
            <text:p>Easter Vigil is technically Resurrection Sunday, but I wanted to demarcate.</text:p>
          </table:table-cell>
          <table:table-cell/>
        </table:table-row>
        <table:table-row table:style-name="ro2">
          <table:table-cell office:value-type="string" calcext:value-type="string">
            <text:p>Unless it is “Easter Eve” which seems tragically weak. I’m guessing, though, that’s an Evening service on Easter Day. Who celebrates that?</text:p>
          </table:table-cell>
          <table:table-cell/>
        </table:table-row>
        <table:table-row table:style-name="ro2">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
      <table:table table:name="Backup" table:style-name="ta2">
        <office:forms form:automatic-focus="false" form:apply-design-mode="false"/>
        <table:table-column table:style-name="co13" table:default-cell-style-name="Default"/>
        <table:table-column table:style-name="co14" table:default-cell-style-name="Default"/>
        <table:table-column table:style-name="co1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101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102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101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102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102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102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102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102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102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102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102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102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102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102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102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102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102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102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102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102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102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102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102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102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102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102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102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102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102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102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102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102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102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102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102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102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102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102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102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1020"/>
        </table:table-row>
        <table:table-row table:style-name="ro3">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1020"/>
        </table:table-row>
        <table:table-row table:style-name="ro1" table:number-rows-repeated="104845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ollects.A1:collects.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Roman" svg:font-family="Times-Roman" style:font-family-generic="roman"/>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0">00/00/0000</text:date>, <text:time style:data-style-name="N2" text:time-value="11:27:54.390749691">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1-30T13:57:33.098643216</dc:date>
    <meta:generator>LibreOffice/7.0.4.2$MacOSX_X86_64 LibreOffice_project/dcf040e67528d9187c66b2379df5ea4407429775</meta:generator>
    <meta:editing-duration>PT2H38M49S</meta:editing-duration>
    <meta:editing-cycles>38</meta:editing-cycles>
    <meta:document-statistic meta:table-count="3" meta:cell-count="1891" meta:object-count="0"/>
    <meta:user-defined meta:name="AppVersion">16.0300</meta:user-defined>
  </office:meta>
</office:document-meta>
</file>